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30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oročilo o izvedenih izrednih deli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jekt</text:p>
          </table:table-cell>
          <table:table-cell table:style-name="ce13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Vrsta del</text:p>
          </table:table-cell>
          <table:table-cell table:style-name="ce13" office:value-type="string" calcext:value-type="string">
            <text:p>{{ vrsta_stroska_naziv}} - {{ vrsta_stroska_oznaka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dobje</text:p>
          </table:table-cell>
          <table:table-cell table:style-name="ce19" office:value-type="string" calcext:value-type="string">
            <text:p>{{ obdobje_od }}-{{ obdobje_d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kupina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Planirano opravilo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Številka delovnega naloga</text:p>
          </table:table-cell>
          <table:table-cell table:style-name="ce5" office:value-type="string" calcext:value-type="string">
            <text:p>Naziv opravila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{% regroup dn_list by planirano_opravilo_osnova as osnova_list %}{% for osnova in osnova_list %}{{ osnova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{% regroup osnova.list by planirano_opravilo as po_list %}{% for po in po_list %}{{ po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9" office:value-type="string" calcext:value-type="string">
            <text:p>{% for object in po.list %}{{ object.datum_start }}</text:p>
          </table:table-cell>
          <table:table-cell table:style-name="ce17" office:value-type="string" calcext:value-type="string">
            <text:p>{{ object.oznaka }}</text:p>
          </table:table-cell>
          <table:table-cell table:style-name="ce9" office:value-type="string" calcext:value-type="string">
            <text:p>{{ object.opravilo.naziv }}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{% endfor %}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12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5.1.0.3$Linux_X86_64 LibreOffice_project/</meta:generator>
  </office:meta>
</office:document-meta>
</file>